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6.21mm" fo:margin-left="-1.36mm" table:align="left" style:writing-mode="lr-tb"/>
    </style:style>
    <style:style style:name="Table1.A" style:family="table-column">
      <style:table-column-properties style:column-width="90.13mm"/>
    </style:style>
    <style:style style:name="Table1.B" style:family="table-column">
      <style:table-column-properties style:column-width="86.08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1.23mm" fo:padding-right="1.23mm" fo:padding-top="0mm" fo:padding-bottom="0m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2f2f2" fo:padding-left="1.23mm" fo:padding-right="1.23mm" fo:padding-top="0mm" fo:padding-bottom="0m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3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5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7" style:family="table-row">
      <style:table-row-properties style:min-row-height="8.2mm" fo:keep-together="always"/>
    </style:style>
    <style:style style:name="Table1.A7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9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e1acd" officeooo:paragraph-rsid="000e1acd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0f7204" officeooo:paragraph-rsid="000f7204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officeooo:paragraph-rsid="000e1acd"/>
    </style:style>
    <style:style style:name="P9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0" style:family="paragraph" style:parent-style-name="Arial12-blauw">
      <style:paragraph-properties fo:orphans="2" fo:widows="2"/>
      <style:text-properties style:font-name="Arial" fo:font-size="18pt" style:font-size-asian="18pt" style:font-name-complex="Arial" style:font-size-complex="18pt"/>
    </style:style>
    <style:style style:name="P11" style:family="paragraph" style:parent-style-name="Arial12-blauw">
      <style:paragraph-properties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12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0f7204" officeooo:paragraph-rsid="000f7204" style:font-size-asian="16pt" style:font-weight-asian="bold" style:font-size-complex="16pt" style:font-weight-complex="bold"/>
    </style:style>
    <style:style style:name="P13" style:family="paragraph" style:parent-style-name="Arial12-blauw">
      <style:paragraph-properties fo:orphans="2" fo:widows="2"/>
      <style:text-properties fo:color="#000000" fo:font-size="28pt" fo:font-weight="bold" style:font-size-asian="28pt" style:font-weight-asian="bold" style:font-size-complex="28pt" style:font-weight-complex="bold"/>
    </style:style>
    <style:style style:name="P14" style:family="paragraph" style:parent-style-name="Arial12-blauw">
      <style:paragraph-properties fo:text-align="center" style:justify-single-word="false" fo:orphans="2" fo:widows="2" style:snap-to-layout-gri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text-properties style:font-name="Arial" fo:font-size="11pt" officeooo:paragraph-rsid="000e1acd" style:font-size-asian="11pt" style:font-name-complex="Arial" style:font-size-complex="11pt"/>
    </style:style>
    <style:style style:name="P16" style:family="paragraph" style:parent-style-name="Standard">
      <style:text-properties style:font-name="Arial" fo:font-size="11pt" officeooo:rsid="000e1acd" style:font-size-asian="11pt" style:font-name-complex="Arial" style:font-size-complex="11pt"/>
    </style:style>
    <style:style style:name="P17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18pt" style:font-size-asian="18pt" style:font-name-complex="Arial" style:font-size-complex="18pt"/>
    </style:style>
    <style:style style:name="P19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140089" officeooo:paragraph-rsid="00140089" style:font-size-asian="16pt" style:font-weight-asian="bold" style:font-size-complex="16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e1acd" style:font-size-asian="11pt" style:font-name-complex="Arial" style:font-size-complex="11pt"/>
    </style:style>
    <style:style style:name="T3" style:family="text">
      <style:text-properties style:font-name="Arial" fo:font-size="11pt" officeooo:rsid="001252fc" style:font-size-asian="11pt" style:font-name-complex="Arial" style:font-size-complex="11pt"/>
    </style:style>
    <style:style style:name="T4" style:family="text">
      <style:text-properties officeooo:rsid="000e1acd"/>
    </style:style>
    <style:style style:name="T5" style:family="text">
      <style:text-properties officeooo:rsid="0010e8b3"/>
    </style:style>
    <style:style style:name="T6" style:family="text">
      <style:text-properties officeooo:rsid="001252fc"/>
    </style:style>
    <style:style style:name="T7" style:family="text">
      <style:text-properties officeooo:rsid="00140089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Vergadering</text:p>
            <text:p text:style-name="P19">Testing</text:p>
          </table:table-cell>
          <table:table-cell table:style-name="Table1.B1" office:value-type="string">
            <text:p text:style-name="P13">Vergaderverslag</text:p>
          </table:table-cell>
        </table:table-row>
        <table:table-row table:style-name="Table1.1">
          <table:table-cell table:style-name="Table1.A2" office:value-type="string">
            <text:p text:style-name="P7"/>
            <text:p text:style-name="Standard"><text:span text:style-name="T1">Vergaderdatum: </text:span><text:span text:style-name="T3">3</text:span><text:span text:style-name="T2">/0</text:span><text:span text:style-name="T3">3</text:span><text:span text:style-name="T2">/2017</text:span></text:p>
          </table:table-cell>
          <table:table-cell table:style-name="Table1.B2" office:value-type="string">
            <text:p text:style-name="P3"/>
            <text:p text:style-name="P2">Verslagdatum: <text:span text:style-name="T6">11/05/2017</text:span></text:p>
          </table:table-cell>
        </table:table-row>
        <table:table-row table:style-name="Table1.1">
          <table:table-cell table:style-name="Table1.A3" office:value-type="string">
            <text:p text:style-name="P3"/>
            <text:p text:style-name="Standard"><text:span text:style-name="T1">Vergaderplaats: </text:span><text:span text:style-name="T2">Sint-Katelijne-Waver</text:span></text:p>
          </table:table-cell>
          <table:table-cell table:style-name="Table1.B3" office:value-type="string">
            <text:p text:style-name="P3"/>
            <text:p text:style-name="P2">Opgesteld door: <text:span text:style-name="T4">Olivier Van den Eed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4"/>
            <text:p text:style-name="P11">Deelnemers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7"/>
            <text:p text:style-name="P15">Aanwezig:</text:p>
            <text:p text:style-name="P8"><text:span text:style-name="T1"><text:s text:c="4"/>– </text:span><text:span text:style-name="T2">Olivier Van den Eede</text:span></text:p>
            <text:p text:style-name="P16"><text:s text:c="4"/>– Wim Dams</text:p>
            <text:p text:style-name="P16"/>
          </table:table-cell>
          <table:table-cell table:style-name="Table1.B5" office:value-type="string">
            <text:p text:style-name="P3"/>
            <text:p text:style-name="P2">Afwezig: /</text:p>
          </table:table-cell>
        </table:table-row>
        <table:table-row table:style-name="Table1.1">
          <table:table-cell table:style-name="Table1.B1" table:number-columns-spanned="2" office:value-type="string">
            <text:p text:style-name="P14"/>
            <text:p text:style-name="P11">Genomen besluiten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4"/>
            <text:p text:style-name="P4">1. <text:span text:style-name="T5">Enkel een paar unit tests als voorbeeld</text:span></text:p>
            <text:p text:style-name="P2"><text:span text:style-name="T4">2</text:span>. <text:span text:style-name="T5">Google test framework gebruiken voor C++ testing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/>
            <text:p text:style-name="P11">Verslag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7"/>
            <text:p text:style-name="P6"/>
            <text:p text:style-name="P6">1) <text:span text:style-name="T5">Bespreken van eventueel testen van de C++ code</text:span></text:p>
            <text:p text:style-name="P5">2) <text:span text:style-name="T5">Testen zijn nuttig voor in scriptie, maar nemen teveel tijd in beslag voor volledige covering.</text:span></text:p>
            <text:p text:style-name="P5">3) <text:span text:style-name="T5">Mogelijke testframeworks besproken</text:span>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nl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Arial16-rood" style:family="paragraph" style:parent-style-name="Standard">
      <style:paragraph-properties fo:orphans="0" fo:widows="0" style:text-autospace="none" style:punctuation-wrap="simple" style:vertical-align="baseline"/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Arial12-blauw" style:family="paragraph" style:parent-style-name="Standard">
      <style:paragraph-properties fo:orphans="0" fo:widows="0" style:text-autospace="none" style:punctuation-wrap="simple" style:vertical-align="baselin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andaardalinea-lettertyp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MP2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MT1" style:family="text">
      <style:text-properties officeooo:rsid="00140089"/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7mm" fo:margin-bottom="12.7mm" fo:margin-left="24.99mm" fo:margin-right="2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29mm" fo:margin-left="0mm" fo:margin-right="0mm" fo:margin-bottom="11.31mm" style:dynamic-spacing="true"/>
      </style:header-style>
      <style:footer-style>
        <style:header-footer-properties fo:min-height="12.29mm" fo:margin-left="0mm" fo:margin-right="0mm" fo:margin-top="11.3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</style:header>
      <style:footer>
        <text:p text:style-name="MP2"/>
        <text:p text:style-name="MP2">Verslag overlegmoment promotor <text:span text:style-name="MT1">-</text:span>- student: <text:span text:style-name="MT1">testi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 vergaderverslag</dc:title>
    <dc:subject>vergadering</dc:subject>
    <meta:keyword>notulen</meta:keyword>
    <meta:keyword>verslag</meta:keyword>
    <meta:keyword>besluitenlijst</meta:keyword>
    <meta:keyword>actielijst</meta:keyword>
    <dc:description>gecombineerd model voor verslag, besluitenlijst en actielijst</dc:description>
    <meta:initial-creator>drs. Joost Scheifes</meta:initial-creator>
    <meta:creation-date>2005-01-20T13:21:00</meta:creation-date>
    <dc:date>2017-05-11T13:37:00.203680370</dc:date>
    <meta:editing-cycles>8</meta:editing-cycles>
    <meta:editing-duration>PT1H26M29S</meta:editing-duration>
    <meta:generator>LibreOffice/5.3.2.2$Linux_X86_64 LibreOffice_project/30m0$Build-2</meta:generator>
    <meta:document-statistic meta:table-count="1" meta:image-count="1" meta:object-count="0" meta:page-count="1" meta:paragraph-count="21" meta:word-count="79" meta:character-count="574" meta:non-whitespace-character-count="504"/>
  </office:meta>
</office:document-meta>
</file>